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Condensed" officeooo:rsid="001b2055" officeooo:paragraph-rsid="001b2055"/>
    </style:style>
    <style:style style:name="P2" style:family="paragraph" style:parent-style-name="Standard">
      <style:paragraph-properties fo:text-align="start" style:justify-single-word="false"/>
      <style:text-properties style:text-line-through-style="none" style:text-line-through-type="none" style:font-name="DejaVu Sans Condensed" fo:font-weight="normal" officeooo:rsid="002ced5d" officeooo:paragraph-rsid="002ced5d" style:font-weight-asian="normal"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Condensed" fo:font-weight="bold" officeooo:rsid="002ff237" officeooo:paragraph-rsid="002ff237" style:font-weight-asian="bold" style:font-weight-complex="bold"/>
    </style:style>
    <style:style style:name="P4" style:family="paragraph" style:parent-style-name="Standard">
      <style:paragraph-properties fo:text-align="start" style:justify-single-word="false"/>
      <style:text-properties officeooo:paragraph-rsid="001b2055"/>
    </style:style>
    <style:style style:name="P5" style:family="paragraph" style:parent-style-name="Standard">
      <style:paragraph-properties fo:text-align="start" style:justify-single-word="false"/>
      <style:text-properties officeooo:paragraph-rsid="002ff237"/>
    </style:style>
    <style:style style:name="P6" style:family="paragraph" style:parent-style-name="Standard" style:list-style-name="L1">
      <style:paragraph-properties fo:text-align="start" style:justify-single-word="false"/>
      <style:text-properties style:text-line-through-style="none" style:text-line-through-type="none" style:font-name="DejaVu Sans Condensed" fo:font-weight="normal" officeooo:rsid="00287900" officeooo:paragraph-rsid="00287900" style:font-weight-asian="normal" style:font-weight-complex="normal"/>
    </style:style>
    <style:style style:name="P7" style:family="paragraph" style:parent-style-name="Standard" style:list-style-name="L1">
      <style:paragraph-properties fo:text-align="start" style:justify-single-word="false"/>
      <style:text-properties style:text-line-through-style="none" style:text-line-through-type="none" style:font-name="DejaVu Sans Condensed" fo:font-weight="normal" officeooo:rsid="002938d4" officeooo:paragraph-rsid="002938d4" style:font-weight-asian="normal" style:font-weight-complex="normal"/>
    </style:style>
    <style:style style:name="P8" style:family="paragraph" style:parent-style-name="Standard" style:list-style-name="L1">
      <style:paragraph-properties fo:text-align="start" style:justify-single-word="false"/>
      <style:text-properties style:text-line-through-style="none" style:text-line-through-type="none" style:font-name="DejaVu Sans Condensed" fo:font-weight="normal" officeooo:rsid="002af696" officeooo:paragraph-rsid="002af696" style:font-weight-asian="normal" style:font-weight-complex="normal"/>
    </style:style>
    <style:style style:name="P9" style:family="paragraph" style:parent-style-name="Standard" style:list-style-name="L1">
      <style:paragraph-properties fo:text-align="start" style:justify-single-word="false"/>
      <style:text-properties style:text-line-through-style="none" style:text-line-through-type="none" style:font-name="DejaVu Sans Condensed" fo:font-weight="normal" officeooo:rsid="002a83a2" officeooo:paragraph-rsid="002a83a2" style:font-weight-asian="normal"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style:font-name="DejaVu Sans Condensed" fo:font-weight="normal" officeooo:rsid="002ced5d" officeooo:paragraph-rsid="002ced5d" style:font-weight-asian="normal"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weight="normal" officeooo:rsid="002ff237" officeooo:paragraph-rsid="002ff237" style:font-weight-asian="normal" style:font-weight-complex="normal"/>
    </style:style>
    <style:style style:name="T1" style:family="text">
      <style:text-properties style:text-line-through-style="none" style:text-line-through-type="none" style:font-name="DejaVu Sans Condensed" fo:font-weight="bold" officeooo:rsid="001c188a" style:font-weight-asian="bold" style:font-weight-complex="bold"/>
    </style:style>
    <style:style style:name="T2" style:family="text">
      <style:text-properties style:text-line-through-style="none" style:text-line-through-type="none" style:font-name="DejaVu Sans Condensed" fo:font-weight="bold" officeooo:rsid="001b2055" style:font-weight-asian="bold" style:font-weight-complex="bold"/>
    </style:style>
    <style:style style:name="T3" style:family="text">
      <style:text-properties style:text-line-through-style="none" style:text-line-through-type="none" style:font-name="DejaVu Sans Condensed" fo:font-weight="bold" officeooo:rsid="0024ea81" style:font-weight-asian="bold" style:font-weight-complex="bold"/>
    </style:style>
    <style:style style:name="T4" style:family="text">
      <style:text-properties style:text-line-through-style="none" style:text-line-through-type="none" style:font-name="DejaVu Sans Condensed" fo:font-weight="bold" officeooo:rsid="00269473" style:font-weight-asian="bold" style:font-weight-complex="bold"/>
    </style:style>
    <style:style style:name="T5" style:family="text">
      <style:text-properties style:text-line-through-style="none" style:text-line-through-type="none" style:font-name="DejaVu Sans Condensed" fo:font-weight="normal" officeooo:rsid="002ff237" style:font-weight-asian="normal" style:font-weight-complex="normal"/>
    </style:style>
    <style:style style:name="T6" style:family="text">
      <style:text-properties officeooo:rsid="002938d4"/>
    </style:style>
    <style:style style:name="T7" style:family="text">
      <style:text-properties officeooo:rsid="002a83a2"/>
    </style:style>
    <style:style style:name="T8" style:family="text">
      <style:text-properties officeooo:rsid="002af696"/>
    </style:style>
    <style:style style:name="T9"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6</text:span><text:span text:style-name="T4">0</text:span><text:span text:style-name="T3">1</text:span><text:span text:style-name="T1"> - </text:span><text:span text:style-name="T2">Notes, Quirks, and Trivia</text:span></text:p>
      <text:p text:style-name="P1"/>
      <text:list text:style-name="L1">
        <text:list-item>
          <text:p text:style-name="P6"><text:span text:style-name="T8">For naval attacks, the radar</text:span> performs best at 300-<text:span text:style-name="T6">350</text:span>m. <text:span text:style-name="T8">For ground attack you may wish to go higher, 400ish</text:span></text:p>
        </text:list-item>
        <text:list-item>
          <text:p text:style-name="P7"><text:span text:style-name="T8">TERNAV</text:span> System will automatically provide nav fixes <text:span text:style-name="T8">based on terrain profile </text:span>as long as you fly below 500m on your pre-planned course line, <text:span text:style-name="T8">and are flying over recognizable terrain features</text:span>. When the computer is in nav mode, the <text:span text:style-name="T8">second from the </text:span>rightmost digit shows the terrain elevation recognition system status. <text:span text:style-name="T8">2</text:span> means the system is active, 3 means it is scanning, 5 means it knows where you are and is making corrections to the dead reckoning system.</text:p>
        </text:list-item>
        <text:list-item>
          <text:p text:style-name="P8">The final digit is the estimated drift. </text:p>
        </text:list-item>
        <text:list-item>
          <text:p text:style-name="P7">TAKT setting in Out mode tells you which pylons are occupied.</text:p>
        </text:list-item>
        <text:list-item>
          <text:p text:style-name="P7"><text:span text:style-name="T7">To reset the radar elevation, slam the knob all the way down so that you see a really fast sweep. Then lift it up gradually until the sweep reaches full width of the screen, and then no further. That's the default elevation. </text:span><text:s/></text:p>
        </text:list-item>
        <text:list-item>
          <text:p text:style-name="P9">Default radar elevation is looking down a bit. To search targets far away, especially on open sea, you need to raise the antenna a bit. </text:p>
        </text:list-item>
        <text:list-item>
          <text:p text:style-name="P10">To get takeoff symbology again after landing, click RENSA on the CK-37 data panel, then reload cart. </text:p>
        </text:list-item>
      </text:list>
      <text:p text:style-name="P2"/>
      <text:p text:style-name="P2"/>
      <text:p text:style-name="P3">Calculating QFE</text:p>
      <text:p text:style-name="P11"/>
      <text:p text:style-name="P11">There are two easy ways to get an accurate QFE. The most obvious is to use the flight planner, designate a M target point on the F10 map, the QFE will be in your kneeboard. </text:p>
      <text:p text:style-name="P11"/>
      <text:p text:style-name="P11">Failing that, you can quickly set QFE while on the way to the target. If you are flying over ground at the same altitude as your target, you can calibrate your barometric altimeter to read the same thing as your radar altimeter. A quick way to do this would be to set the HUD altimeter mode to BARO and manipulate the altimeter QFE setting until the bottom of outermost 100m bars touch the horizontal rad-alt bars. </text:p>
      <text:p text:style-name="P11"/>
      <text:p text:style-name="P11">If that's not an option, perhaps you are already at altitude, you're attacking a target of opportunity, and it's not safe or would not be accurate to calibrate with your radar altimeter, you can use this formula. Take a known altitude/QFE pair, or 0 if you have QNH, divide the altitude difference in feet by 30, and subtract it from the QFE at that known altitude. (this assumes the target is above the reference, if the target is below, add instead)</text:p>
      <text:p text:style-name="P11"/>
      <text:p text:style-name="P5"><text:span text:style-name="T5">Target QFE = Reference QFE – (</text:span><text:span text:style-name="T9">Δ </text:span><text:span text:style-name="T5">height / 3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6-20T11:01:17.833000000</dc:date>
    <meta:editing-duration>PT7H40M46S</meta:editing-duration>
    <meta:editing-cycles>37</meta:editing-cycles>
    <meta:generator>LibreOffice/7.4.5.1$Windows_X86_64 LibreOffice_project/9c0871452b3918c1019dde9bfac75448afc4b57f</meta:generator>
    <meta:document-statistic meta:table-count="0" meta:image-count="0" meta:object-count="0" meta:page-count="1" meta:paragraph-count="13" meta:word-count="414" meta:character-count="2262" meta:non-whitespace-character-count="1860"/>
  </office:meta>
</office:document-meta>
</file>